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eading_20_2">
      <style:paragraph-properties fo:text-align="center" style:justify-single-word="false"/>
      <style:text-properties officeooo:rsid="0004bc93" officeooo:paragraph-rsid="0004bc93"/>
    </style:style>
    <style:style style:name="P2" style:family="paragraph" style:parent-style-name="Heading_20_2">
      <style:text-properties officeooo:rsid="000b60af" officeooo:paragraph-rsid="000b60af"/>
    </style:style>
    <style:style style:name="P3" style:family="paragraph" style:parent-style-name="Heading_20_2">
      <style:text-properties officeooo:rsid="001e6c04" officeooo:paragraph-rsid="001e6c04"/>
    </style:style>
    <style:style style:name="P4" style:family="paragraph" style:parent-style-name="Heading_20_2">
      <style:text-properties officeooo:paragraph-rsid="0004bc93"/>
    </style:style>
    <style:style style:name="P5" style:family="paragraph" style:parent-style-name="Preformatted_20_Text">
      <style:text-properties officeooo:rsid="00064220" officeooo:paragraph-rsid="00064220"/>
    </style:style>
    <style:style style:name="P6" style:family="paragraph" style:parent-style-name="Preformatted_20_Text">
      <style:text-properties fo:font-size="9pt" style:font-size-asian="9pt" style:font-size-complex="9pt"/>
    </style:style>
    <style:style style:name="P7" style:family="paragraph" style:parent-style-name="Preformatted_20_Text">
      <style:text-properties fo:font-size="8pt" style:font-size-asian="8pt" style:font-size-complex="8pt"/>
    </style:style>
    <style:style style:name="P8" style:family="paragraph" style:parent-style-name="Standard" style:master-page-name="">
      <loext:graphic-properties draw:fill="none"/>
      <style:paragraph-properties fo:margin-left="0cm" fo:margin-right="0cm" fo:text-indent="0.499cm" style:auto-text-indent="false" style:page-number="auto" fo:background-color="transparent"/>
      <style:text-properties officeooo:rsid="0007c061" officeooo:paragraph-rsid="0007c061"/>
    </style:style>
    <style:style style:name="P9" style:family="paragraph" style:parent-style-name="Standard">
      <style:text-properties officeooo:rsid="0014e131" officeooo:paragraph-rsid="0014e131"/>
    </style:style>
    <style:style style:name="P10" style:family="paragraph" style:parent-style-name="Standard">
      <style:text-properties officeooo:rsid="002484a6" officeooo:paragraph-rsid="002484a6"/>
    </style:style>
    <style:style style:name="P11" style:family="paragraph" style:parent-style-name="Standard" style:master-page-name="">
      <loext:graphic-properties draw:fill="none"/>
      <style:paragraph-properties fo:margin-left="0cm" fo:margin-right="0cm" fo:text-indent="0.499cm" style:auto-text-indent="false" style:page-number="auto" fo:background-color="transparent"/>
      <style:text-properties fo:font-size="11pt" officeooo:rsid="0014e131" officeooo:paragraph-rsid="0014e131" style:font-size-asian="11pt" style:font-size-complex="11pt"/>
    </style:style>
    <style:style style:name="P12"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04bc93" officeooo:paragraph-rsid="0004bc93"/>
    </style:style>
    <style:style style:name="P13" style:family="paragraph" style:parent-style-name="Text_20_body">
      <style:paragraph-properties fo:text-align="center" style:justify-single-word="false"/>
      <style:text-properties officeooo:paragraph-rsid="0004bc93"/>
    </style:style>
    <style:style style:name="P14" style:family="paragraph" style:parent-style-name="Text_20_body">
      <style:text-properties officeooo:rsid="00064220" officeooo:paragraph-rsid="00064220"/>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15%" fo:text-indent="0.9cm" style:auto-text-indent="false" style:page-number="auto" fo:background-color="transparent"/>
      <style:text-properties officeooo:rsid="000c53c3" officeooo:paragraph-rsid="000c53c3"/>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0e80c9" officeooo:paragraph-rsid="000e80c9"/>
    </style:style>
    <style:style style:name="P17"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06dbb" officeooo:paragraph-rsid="00106dbb"/>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fo:font-weight="normal" officeooo:rsid="0011de3c" officeooo:paragraph-rsid="0011de3c" style:font-weight-asian="normal" style:font-weight-complex="normal"/>
    </style:style>
    <style:style style:name="P19" style:family="paragraph" style:parent-style-name="Text_20_body">
      <style:text-properties fo:font-weight="normal" officeooo:rsid="001487d9" officeooo:paragraph-rsid="001487d9" style:font-weight-asian="normal" style:font-weight-complex="normal"/>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15%" fo:text-indent="0.7cm" style:auto-text-indent="false" style:page-number="auto" fo:background-color="transparent"/>
      <style:text-properties officeooo:rsid="001ff5cb" officeooo:paragraph-rsid="001ff5cb"/>
    </style:style>
    <style:style style:name="P21" style:family="paragraph" style:parent-style-name="Title">
      <style:text-properties officeooo:rsid="0004bc93" officeooo:paragraph-rsid="0004bc93"/>
    </style:style>
    <style:style style:name="T1" style:family="text">
      <style:text-properties officeooo:rsid="0004bc93"/>
    </style:style>
    <style:style style:name="T2" style:family="text">
      <style:text-properties officeooo:rsid="0004ebb2"/>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bold" officeooo:rsid="00163d1c" style:font-weight-asian="bold" style:font-weight-complex="bold"/>
    </style:style>
    <style:style style:name="T6" style:family="text">
      <style:text-properties fo:font-weight="bold" officeooo:rsid="0019b990"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63d1c" style:font-weight-asian="normal" style:font-weight-complex="normal"/>
    </style:style>
    <style:style style:name="T9" style:family="text">
      <style:text-properties fo:font-weight="normal" officeooo:rsid="0017693e" style:font-weight-asian="normal" style:font-weight-complex="normal"/>
    </style:style>
    <style:style style:name="T10" style:family="text">
      <style:text-properties fo:font-weight="normal" officeooo:rsid="001949c8" style:font-weight-asian="normal" style:font-weight-complex="normal"/>
    </style:style>
    <style:style style:name="T11" style:family="text">
      <style:text-properties fo:font-weight="normal" officeooo:rsid="0019b990" style:font-weight-asian="normal" style:font-weight-complex="normal"/>
    </style:style>
    <style:style style:name="T12" style:family="text">
      <style:text-properties fo:font-weight="normal" officeooo:rsid="001bd6b7" style:font-weight-asian="normal" style:font-weight-complex="normal"/>
    </style:style>
    <style:style style:name="T13" style:family="text">
      <style:text-properties fo:font-weight="normal" officeooo:rsid="001d646a" style:font-weight-asian="normal" style:font-weight-complex="normal"/>
    </style:style>
    <style:style style:name="T14" style:family="text">
      <style:text-properties fo:font-weight="normal" officeooo:rsid="001d9ae1" style:font-weight-asian="normal" style:font-weight-complex="normal"/>
    </style:style>
    <style:style style:name="T15" style:family="text">
      <style:text-properties officeooo:rsid="00083a82"/>
    </style:style>
    <style:style style:name="T16" style:family="text">
      <style:text-properties officeooo:rsid="0009645a"/>
    </style:style>
    <style:style style:name="T17" style:family="text">
      <style:text-properties officeooo:rsid="000b01fd"/>
    </style:style>
    <style:style style:name="T18" style:family="text">
      <style:text-properties officeooo:rsid="000c8832"/>
    </style:style>
    <style:style style:name="T19" style:family="text">
      <style:text-properties officeooo:rsid="00163d1c"/>
    </style:style>
    <style:style style:name="T20" style:family="text">
      <style:text-properties officeooo:rsid="0020cce9"/>
    </style:style>
    <style:style style:name="T21" style:family="text">
      <style:text-properties officeooo:rsid="00233c35"/>
    </style:style>
    <style:style style:name="T22" style:family="text">
      <style:text-properties officeooo:rsid="002484a6"/>
    </style:style>
    <style:style style:name="T23" style:family="text">
      <style:text-properties officeooo:rsid="00278609"/>
    </style:style>
    <style:style style:name="T24" style:family="text">
      <style:text-properties officeooo:rsid="00295d25"/>
    </style:style>
    <style:style style:name="T25" style:family="text">
      <style:text-properties officeooo:rsid="0029f168"/>
    </style:style>
    <style:style style:name="T26" style:family="text">
      <style:text-properties officeooo:rsid="002af2dc"/>
    </style:style>
    <style:style style:name="T27" style:family="text">
      <style:text-properties officeooo:rsid="002c9e06"/>
    </style:style>
    <style:style style:name="T28" style:family="text">
      <style:text-properties officeooo:rsid="002dda86"/>
    </style:style>
    <style:style style:name="T29" style:family="text">
      <style:text-properties officeooo:rsid="002fa2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Финальный доклад НТО 2023</text:p>
      <text:h text:style-name="P1" text:outline-level="2" text:is-list-header="true">Команда: Evgen3301 (№26)</text:h>
      <text:p text:style-name="P13"/>
      <text:h text:style-name="P4" text:outline-level="2" text:is-list-header="true"><text:span text:style-name="T1">1. Crypto-1</text:span></text:h>
      <text:p text:style-name="P12">В данном задании флаг хэшируется с помощью DihedralGroup. Обратить такой алгоритм достаточно сложно, однако можно использовать тот факт, что каждый байт хэшируется отдельно, независимо от других, что позволяет подобрать каждый байт по отдельности. Для этого необходимо воссоздать сам алгоритм хэширования и <text:span text:style-name="T2">просто перебирать все 256 возможных значений каждого байта до тех пор, пока результат на выходе хэш-функции не будет равен тому, что указан в hashed.txt.</text:span></text:p>
      <text:p text:style-name="P14">Код, решающий задание, приведён ниже:</text:p>
      <text:p text:style-name="Preformatted_20_Text">from sage.all import *</text:p>
      <text:p text:style-name="Preformatted_20_Text"/>
      <text:p text:style-name="Preformatted_20_Text">dihedral = DihedralGroup(1337)</text:p>
      <text:p text:style-name="Preformatted_20_Text">dihedral_gen = dihedral.gens()[0]</text:p>
      <text:p text:style-name="Preformatted_20_Text">dihedral_list = dihedral.list()</text:p>
      <text:p text:style-name="Preformatted_20_Text">padder = 31337</text:p>
      <text:p text:style-name="Preformatted_20_Text"/>
      <text:p text:style-name="Preformatted_20_Text">enc = [277, 92, 775, 480, 160, 92, 31, 586, 277, 801, 355, 489, 801, 31, 62, 926, 725, 489, 160, 92, <text:s text:c="4"/>31, 586, 277, 801, 355, 489, 1281, 62, 801, 489, 1175, 277, 453, 489, 453, 348, 725, 31, 348, <text:s text:c="4"/>864, 864, 348, 453, 489, 737, 288, 453, 489, 889, 804, 96, 489, 801, 721, 775, 926, 1281, 631]</text:p>
      <text:p text:style-name="Preformatted_20_Text"/>
      <text:p text:style-name="P5"/>
      <text:p text:style-name="P6">def unmap(index):</text:p>
      <text:p text:style-name="P6"><text:s text:c="4"/>return dihedral_list[index]</text:p>
      <text:p text:style-name="P6"/>
      <text:p text:style-name="P6">unmapped = [unmap(i) for i in enc]</text:p>
      <text:p text:style-name="P6"/>
      <text:p text:style-name="P6">def decrypt_byte(byte):</text:p>
      <text:p text:style-name="P6"><text:s text:c="4"/>for t in range(256):</text:p>
      <text:p text:style-name="P6"><text:s text:c="8"/>bits = bin(t * padder)[2:][::-1]</text:p>
      <text:p text:style-name="P6"><text:s text:c="8"/>answer = dihedral(())</text:p>
      <text:p text:style-name="P6"><text:s text:c="8"/>aggregator = dihedral(dihedral_gen)</text:p>
      <text:p text:style-name="P6"><text:s text:c="8"/>for bit in bits:</text:p>
      <text:p text:style-name="P6"><text:s text:c="12"/>if bit == "1":</text:p>
      <text:p text:style-name="P6"><text:s text:c="16"/>answer *= aggregator</text:p>
      <text:p text:style-name="P6"><text:s text:c="12"/>aggregator *= aggregator</text:p>
      <text:p text:style-name="P6"><text:s text:c="8"/>if answer == byte:</text:p>
      <text:p text:style-name="P6"><text:s text:c="12"/>return t</text:p>
      <text:p text:style-name="P6"/>
      <text:p text:style-name="P6">for b in unmapped:</text:p>
      <text:p text:style-name="P6"><text:s text:c="4"/>print(chr(decrypt_byte(b)), end="")</text:p>
      <text:p text:style-name="P6"/>
      <text:p text:style-name="P8">Данный код просто итерирует массив с результатами, полученными на выходе из функции при <text:span text:style-name="T15">хэшировании</text:span> флага, <text:span text:style-name="T15">затем пробует хэшировать все возможные значения одного байта до тех пор, пока результат не будет соответствовать </text:span><text:span text:style-name="T16">результату, полученному при пропускании через алгоритм конкретного байта флага. </text:span><text:span text:style-name="T17">Затем выводит ответ в stdout: nto{5tr4ng3_gr0up_5tr4ng3_l0g_and_depressed_kid_zxc_ghoul}</text:span></text:p>
      <text:p text:style-name="P14"><text:span text:style-name="T3"/></text:p>
      <text:h text:style-name="P2" text:outline-level="2"><text:soft-page-break/>2. Crypto-2</text:h>
      <text:p text:style-name="P15">В этом задании дан веб-сервер, у которого можно запросить бит под конкретным индексом во флаге, и в зависимости от того, является этот бит нулём или единицей, веб-сервер вернёт число, сгенерированное по <text:span text:style-name="T18">определённому</text:span> (<text:span text:style-name="T18">Разному в каждом случае</text:span>) алгоритм<text:span text:style-name="T18">у</text:span>.</text:p>
      <text:p text:style-name="P16">Для генерации чисел сервер использует определённое число <text:span text:style-name="T4">n</text:span><text:span text:style-name="T7">, которое является произведением двух простых чисел. Это число он не скрывает, его можно узнать, зайдя в корень сайта.</text:span></text:p>
      <text:p text:style-name="P17"><text:span text:style-name="T7">Если бит под запрашиваемым индексом единица, то он генерирует возвращаемое число по следующему алгоритму: число 7 возводится в рандомную (И очень большую) степень по модулю n. Если бит является нулём, то возвращается рандомное число в диапозоне от </text:span><text:span text:style-name="T4">n / 2</text:span><text:span text:style-name="T7"> до </text:span><text:span text:style-name="T4">n.</text:span></text:p>
      <text:p text:style-name="P18">В обоих случаях получаются огромные числа, которые достаточно сложно анализировать, однако можно использовать тот факт, что если бит является нулём, то эти числа могут быть только в диапазоне от <text:span text:style-name="T4">n / 2</text:span> до <text:span text:style-name="T4">n</text:span>. Следовательно, если полученное число меньше <text:span text:style-name="T4">n / 2, </text:span>то бит под запрашиваемым индексом однозначно является единицей.</text:p>
      <text:p text:style-name="P19">Программа, решающая Crypto-2, представлена ниже:</text:p>
      <text:p text:style-name="P7">from Crypto.Util.number import *</text:p>
      <text:p text:style-name="P7"/>
      <text:p text:style-name="P7">import requests</text:p>
      <text:p text:style-name="P7"/>
      <text:p text:style-name="P7">addr = "http://10.10.26.10:1177"</text:p>
      <text:p text:style-name="P7"/>
      <text:p text:style-name="P7">session = requests.session()</text:p>
      <text:p text:style-name="P7"/>
      <text:p text:style-name="P7">page = session.request("GET", addr).text</text:p>
      <text:p text:style-name="P7">n = int(page.splitlines()[0].split('=')[1].strip().replace("&lt;/p&gt;", ""))</text:p>
      <text:p text:style-name="P7"/>
      <text:p text:style-name="P7">def get_bit(index):</text:p>
      <text:p text:style-name="P7"><text:s text:c="4"/>for _ in range(100):</text:p>
      <text:p text:style-name="P7"><text:s text:c="8"/>guess = int(session.request("GET", addr+f'/guess_bit?bit={index}').json()["guess"])</text:p>
      <text:p text:style-name="P7"><text:s text:c="8"/>if guess &lt; n // 2:</text:p>
      <text:p text:style-name="P7"><text:s text:c="12"/>return 1</text:p>
      <text:p text:style-name="P7"><text:s text:c="4"/>return 0</text:p>
      <text:p text:style-name="P7"/>
      <text:p text:style-name="P7"/>
      <text:p text:style-name="P7">bits = ""</text:p>
      <text:p text:style-name="P7">byte_idx = 0</text:p>
      <text:p text:style-name="P7">try:</text:p>
      <text:p text:style-name="P7"><text:s text:c="4"/>while 1:</text:p>
      <text:p text:style-name="P7"><text:s text:c="8"/>for bit in range(8):</text:p>
      <text:p text:style-name="P7"><text:s text:c="12"/>bits += str(get_bit(bit + byte_idx*8))</text:p>
      <text:p text:style-name="P7"><text:s text:c="8"/>byte_idx += 1</text:p>
      <text:p text:style-name="P7">except:</text:p>
      <text:p text:style-name="P7"><text:s text:c="4"/>pass</text:p>
      <text:p text:style-name="P7"/>
      <text:p text:style-name="P7">print(long_to_bytes(int(bits, 2)))</text:p>
      <text:p text:style-name="P9"/>
      <text:p text:style-name="P11">Эта программа сначала запрашивает <text:span text:style-name="T4">n</text:span>, а потом запрашивает каждый бит по 100 раз. Если во время хотя бы одной итерации возвращенное значение менее <text:span text:style-name="T4">n / 2</text:span>, то значение вычисляемого на данный момент бита <text:span text:style-name="T19">ставится на единицу и программа переходит к вычислению следующего. В ином случае значение ставится на ноль. </text:span><text:span text:style-name="T5">try/except</text:span><text:span text:style-name="T8"> нужен для того, чтобы остановиться тогда, когда все нужные значения будут вычислены, т.к. при этом </text:span><text:span text:style-name="T9">индекс </text:span><text:span text:style-name="T10">вычисляемого бита станет больше длины флага и сервер вернёт ошибку (В возвращемом JSON не будет поля «guess», поэтому строчка, пытающеяся получить его, вызовет исключение). </text:span><text:span text:style-name="T11">На сервере флаг перевоздится в число с помощью </text:span><text:span text:style-name="T6">bytes_to_long</text:span><text:span text:style-name="T11">, в конце программы перед принтингом эта операция реверсится. </text:span><text:span text:style-name="T12">При </text:span><text:span text:style-name="T14">запуске</text:span><text:span text:style-name="T12"> </text:span><text:span text:style-name="T11">рограмма </text:span><text:span text:style-name="T12">выдаёт </text:span><text:span text:style-name="T13">нам</text:span><text:span text:style-name="T11"> флаг: nto{0h_n0_t1m1ng}</text:span></text:p>
      <text:h text:style-name="P3" text:outline-level="2"><text:soft-page-break/><text:span text:style-name="T29">3. </text:span>Reverse-1</text:h>
      <text:p text:style-name="P20">В этом таске представлен exe файл, собранный для DOS. Если запустить его при помощи Dosbox, то <text:span text:style-name="T20">он начнёт выводить флаг, но после каждого выведенного символа программа будет засыпать, причём с каждым разом на всё большее и большее время, </text:span><text:span text:style-name="T21">поэтому просто так получить флаг не представляется возможным. </text:span><text:span text:style-name="T22">Проанализировав ассемблерный код программы, декомпилированный с помощью radare2, находим две такие инструкции:</text:span></text:p>
      <text:p text:style-name="Preformatted_20_Text">0000:006c <text:s text:c="5"/>b486 <text:s text:c="10"/>mov ah, 0x86 <text:s text:c="16"/>; 134</text:p>
      <text:p text:style-name="Preformatted_20_Text">0000:006e <text:s text:c="5"/>cd15 <text:s text:c="10"/>int 0x15</text:p>
      <text:p text:style-name="P10">Посмотрев индекс системных вызовов DOS, понимаем, что это вызов, <text:span text:style-name="T23">помещающий</text:span> программу <text:span text:style-name="T23">в сон </text:span>на определённое время. <text:span text:style-name="T24">Избавившись от этих инструкций, можно избавиться от задержки между </text:span><text:span text:style-name="T28">выводом</text:span><text:span text:style-name="T24"> символов флага. </text:span><text:span text:style-name="T25">Для этого достаточно переписать их на инструкции NOP с помощью HEX редактора или Питона. </text:span><text:span text:style-name="T26">Эти две инструкции занимают четыре байта, так что мы заменяем их на четыре байта 0x90 (Соответствующих инструкции NOP), </text:span><text:span text:style-name="T27">чтобы программа не засыпала. Результат сохраняем в файл и запускаем при помощи Dosbox, после чего мгновенно получаем флаг: nto{h3ll0_n3w_5ch000l_fr0m_ol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4:22:08.227173784</meta:creation-date>
    <meta:generator>LibreOffice/7.4.5.1$Linux_X86_64 LibreOffice_project/40$Build-1</meta:generator>
    <dc:date>2023-03-23T15:28:35.476099484</dc:date>
    <meta:editing-duration>PT1H6M4S</meta:editing-duration>
    <meta:editing-cycles>42</meta:editing-cycles>
    <meta:document-statistic meta:table-count="0" meta:image-count="0" meta:object-count="0" meta:page-count="3" meta:paragraph-count="62" meta:word-count="746" meta:character-count="5369" meta:non-whitespace-character-count="4455"/>
  </office:meta>
</office:document-meta>
</file>